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language="es" fo:country="AR"/>
    </style:style>
    <style:style style:name="T2" style:parent-style-name="DefaultParagraphFont" style:family="text">
      <style:text-properties style:text-line-through-style="solid" style:text-line-through-width="auto" style:text-line-through-color="font-color" style:text-line-through-mode="continuous" style:text-line-through-type="single" fo:language="es" fo:country="AR"/>
    </style:style>
    <style:style style:name="T3" style:parent-style-name="DefaultParagraphFont" style:family="text">
      <style:text-properties style:text-line-through-style="solid" style:text-line-through-width="auto" style:text-line-through-color="font-color" style:text-line-through-mode="continuous" style:text-line-through-type="single" fo:language="es" fo:country="AR"/>
    </style:style>
    <style:style style:name="T4" style:parent-style-name="DefaultParagraphFont" style:family="text">
      <style:text-properties style:text-line-through-style="solid" style:text-line-through-width="auto" style:text-line-through-color="font-color" style:text-line-through-mode="continuous" style:text-line-through-type="single" fo:language="es" fo:country="AR"/>
    </style:style>
    <style:style style:name="T5" style:parent-style-name="DefaultParagraphFont" style:family="text">
      <style:text-properties fo:font-weight="bold" style:font-weight-asian="bold" style:font-weight-complex="bold" style:text-line-through-style="solid" style:text-line-through-width="auto" style:text-line-through-color="font-color" style:text-line-through-mode="continuous" style:text-line-through-type="single" fo:language="es" fo:country="AR"/>
    </style:style>
    <style:style style:name="T6" style:parent-style-name="DefaultParagraphFont" style:family="text">
      <style:text-properties style:text-line-through-style="solid" style:text-line-through-width="auto" style:text-line-through-color="font-color" style:text-line-through-mode="continuous" style:text-line-through-type="single" fo:language="es" fo:country="AR"/>
    </style:style>
    <style:style style:name="T7" style:parent-style-name="DefaultParagraphFont" style:family="text">
      <style:text-properties style:text-line-through-style="solid" style:text-line-through-width="auto" style:text-line-through-color="font-color" style:text-line-through-mode="continuous" style:text-line-through-type="single" fo:background-color="#FFFF00" fo:language="es" fo:country="AR"/>
    </style:style>
    <style:style style:name="T8" style:parent-style-name="DefaultParagraphFont" style:family="text">
      <style:text-properties style:text-line-through-style="solid" style:text-line-through-width="auto" style:text-line-through-color="font-color" style:text-line-through-mode="continuous" style:text-line-through-type="single" fo:language="es" fo:country="AR"/>
    </style:style>
    <style:style style:name="T9" style:parent-style-name="DefaultParagraphFont" style:family="text">
      <style:text-properties fo:font-style="italic" style:font-style-asian="italic" style:font-style-complex="italic" style:text-line-through-style="solid" style:text-line-through-width="auto" style:text-line-through-color="font-color" style:text-line-through-mode="continuous" style:text-line-through-type="single" fo:language="es" fo:country="AR"/>
    </style:style>
    <style:style style:name="T10" style:parent-style-name="DefaultParagraphFont" style:family="text">
      <style:text-properties style:text-line-through-style="solid" style:text-line-through-width="auto" style:text-line-through-color="font-color" style:text-line-through-mode="continuous" style:text-line-through-type="single" fo:language="es" fo:country="AR"/>
    </style:style>
    <style:style style:name="T11" style:parent-style-name="DefaultParagraphFont" style:family="text">
      <style:text-properties style:text-line-through-style="solid" style:text-line-through-width="auto" style:text-line-through-color="font-color" style:text-line-through-mode="continuous" style:text-line-through-type="single" fo:language="es" fo:country="AR"/>
    </style:style>
    <style:style style:name="P12" style:parent-style-name="Normal" style:family="paragraph">
      <style:text-properties fo:language="es" fo:country="AR"/>
    </style:style>
    <style:style style:name="T13" style:parent-style-name="DefaultParagraphFont" style:family="text">
      <style:text-properties style:text-line-through-style="solid" style:text-line-through-width="auto" style:text-line-through-color="font-color" style:text-line-through-mode="continuous" style:text-line-through-type="single" fo:language="es" fo:country="AR"/>
    </style:style>
    <style:style style:name="T14" style:parent-style-name="DefaultParagraphFont" style:family="text">
      <style:text-properties fo:font-style="italic" style:font-style-asian="italic" style:font-style-complex="italic" style:text-line-through-style="solid" style:text-line-through-width="auto" style:text-line-through-color="font-color" style:text-line-through-mode="continuous" style:text-line-through-type="single" fo:language="es" fo:country="AR"/>
    </style:style>
    <style:style style:name="T15" style:parent-style-name="DefaultParagraphFont" style:family="text">
      <style:text-properties style:text-line-through-style="solid" style:text-line-through-width="auto" style:text-line-through-color="font-color" style:text-line-through-mode="continuous" style:text-line-through-type="single" fo:language="es" fo:country="AR"/>
    </style:style>
    <style:style style:name="T16" style:parent-style-name="DefaultParagraphFont" style:family="text">
      <style:text-properties fo:font-style="italic" style:font-style-asian="italic" style:font-style-complex="italic" style:text-line-through-style="solid" style:text-line-through-width="auto" style:text-line-through-color="font-color" style:text-line-through-mode="continuous" style:text-line-through-type="single" fo:language="es" fo:country="AR"/>
    </style:style>
    <style:style style:name="T17" style:parent-style-name="DefaultParagraphFont" style:family="text">
      <style:text-properties style:text-line-through-style="solid" style:text-line-through-width="auto" style:text-line-through-color="font-color" style:text-line-through-mode="continuous" style:text-line-through-type="single" fo:language="es" fo:country="AR"/>
    </style:style>
    <style:style style:name="T18" style:parent-style-name="DefaultParagraphFont" style:family="text">
      <style:text-properties fo:font-style="italic" style:font-style-asian="italic" style:font-style-complex="italic" style:text-line-through-style="solid" style:text-line-through-width="auto" style:text-line-through-color="font-color" style:text-line-through-mode="continuous" style:text-line-through-type="single" fo:language="es" fo:country="AR"/>
    </style:style>
    <style:style style:name="T19" style:parent-style-name="DefaultParagraphFont" style:family="text">
      <style:text-properties style:text-line-through-style="solid" style:text-line-through-width="auto" style:text-line-through-color="font-color" style:text-line-through-mode="continuous" style:text-line-through-type="single" fo:language="es" fo:country="AR"/>
    </style:style>
    <style:style style:name="T20" style:parent-style-name="DefaultParagraphFont" style:family="text">
      <style:text-properties fo:font-style="italic" style:font-style-asian="italic" style:font-style-complex="italic" style:text-line-through-style="solid" style:text-line-through-width="auto" style:text-line-through-color="font-color" style:text-line-through-mode="continuous" style:text-line-through-type="single" fo:language="es" fo:country="AR"/>
    </style:style>
    <style:style style:name="T21" style:parent-style-name="DefaultParagraphFont" style:family="text">
      <style:text-properties style:text-line-through-style="solid" style:text-line-through-width="auto" style:text-line-through-color="font-color" style:text-line-through-mode="continuous" style:text-line-through-type="single" fo:language="es" fo:country="AR"/>
    </style:style>
    <style:style style:name="T22" style:parent-style-name="DefaultParagraphFont" style:family="text">
      <style:text-properties fo:font-style="italic" style:font-style-asian="italic" style:font-style-complex="italic" style:text-line-through-style="solid" style:text-line-through-width="auto" style:text-line-through-color="font-color" style:text-line-through-mode="continuous" style:text-line-through-type="single" fo:language="es" fo:country="AR"/>
    </style:style>
    <style:style style:name="T23" style:parent-style-name="DefaultParagraphFont" style:family="text">
      <style:text-properties style:text-line-through-style="solid" style:text-line-through-width="auto" style:text-line-through-color="font-color" style:text-line-through-mode="continuous" style:text-line-through-type="single" fo:language="es" fo:country="AR"/>
    </style:style>
    <style:style style:name="T24" style:parent-style-name="DefaultParagraphFont" style:family="text">
      <style:text-properties fo:font-style="italic" style:font-style-asian="italic" style:font-style-complex="italic" style:text-line-through-style="solid" style:text-line-through-width="auto" style:text-line-through-color="font-color" style:text-line-through-mode="continuous" style:text-line-through-type="single" fo:language="es" fo:country="AR"/>
    </style:style>
    <style:style style:name="T25" style:parent-style-name="DefaultParagraphFont" style:family="text">
      <style:text-properties style:text-line-through-style="solid" style:text-line-through-width="auto" style:text-line-through-color="font-color" style:text-line-through-mode="continuous" style:text-line-through-type="single" fo:language="es" fo:country="AR"/>
    </style:style>
    <style:style style:name="P26" style:parent-style-name="Normal" style:family="paragraph">
      <style:text-properties fo:language="es" fo:country="AR"/>
    </style:style>
    <style:style style:name="P27" style:parent-style-name="Normal" style:family="paragraph">
      <style:text-properties fo:language="es" fo:country="AR"/>
    </style:style>
    <style:style style:name="P28" style:parent-style-name="Normal" style:family="paragraph">
      <style:text-properties style:text-line-through-style="solid" style:text-line-through-width="auto" style:text-line-through-color="font-color" style:text-line-through-mode="continuous" style:text-line-through-type="single" fo:language="es" fo:country="AR"/>
    </style:style>
    <style:style style:name="P29" style:parent-style-name="Normal" style:family="paragraph">
      <style:text-properties fo:language="es" fo:country="AR"/>
    </style:style>
    <style:style style:name="P30" style:parent-style-name="Normal" style:family="paragraph">
      <style:text-properties style:text-line-through-style="solid" style:text-line-through-width="auto" style:text-line-through-color="font-color" style:text-line-through-mode="continuous" style:text-line-through-type="single" fo:language="es" fo:country="AR"/>
    </style:style>
    <style:style style:name="P31" style:parent-style-name="Normal" style:family="paragraph">
      <style:text-properties fo:language="es" fo:country="AR"/>
    </style:style>
    <style:style style:name="T32" style:parent-style-name="DefaultParagraphFont" style:family="text">
      <style:text-properties style:text-line-through-style="solid" style:text-line-through-width="auto" style:text-line-through-color="font-color" style:text-line-through-mode="continuous" style:text-line-through-type="single" fo:language="es" fo:country="AR"/>
    </style:style>
    <style:style style:name="T33" style:parent-style-name="DefaultParagraphFont" style:family="text">
      <style:text-properties fo:font-style="italic" style:font-style-asian="italic" style:font-style-complex="italic" style:text-line-through-style="solid" style:text-line-through-width="auto" style:text-line-through-color="font-color" style:text-line-through-mode="continuous" style:text-line-through-type="single" fo:language="es" fo:country="AR"/>
    </style:style>
    <style:style style:name="T34" style:parent-style-name="DefaultParagraphFont" style:family="text">
      <style:text-properties style:text-line-through-style="solid" style:text-line-through-width="auto" style:text-line-through-color="font-color" style:text-line-through-mode="continuous" style:text-line-through-type="single" fo:language="es" fo:country="AR"/>
    </style:style>
    <style:style style:name="T35" style:parent-style-name="DefaultParagraphFont" style:family="text">
      <style:text-properties fo:font-style="italic" style:font-style-asian="italic" style:font-style-complex="italic" style:text-line-through-style="solid" style:text-line-through-width="auto" style:text-line-through-color="font-color" style:text-line-through-mode="continuous" style:text-line-through-type="single" fo:language="es" fo:country="AR"/>
    </style:style>
    <style:style style:name="T36" style:parent-style-name="DefaultParagraphFont" style:family="text">
      <style:text-properties style:text-line-through-style="solid" style:text-line-through-width="auto" style:text-line-through-color="font-color" style:text-line-through-mode="continuous" style:text-line-through-type="single" fo:language="es" fo:country="AR"/>
    </style:style>
    <style:style style:name="T37" style:parent-style-name="DefaultParagraphFont" style:family="text">
      <style:text-properties fo:font-style="italic" style:font-style-asian="italic" style:font-style-complex="italic" style:text-line-through-style="solid" style:text-line-through-width="auto" style:text-line-through-color="font-color" style:text-line-through-mode="continuous" style:text-line-through-type="single" fo:language="es" fo:country="AR"/>
    </style:style>
    <style:style style:name="T38" style:parent-style-name="DefaultParagraphFont" style:family="text">
      <style:text-properties style:text-line-through-style="solid" style:text-line-through-width="auto" style:text-line-through-color="font-color" style:text-line-through-mode="continuous" style:text-line-through-type="single" fo:language="es" fo:country="AR"/>
    </style:style>
    <style:style style:name="P39" style:parent-style-name="Normal" style:family="paragraph">
      <style:text-properties fo:language="es" fo:country="AR"/>
    </style:style>
    <style:style style:name="P40" style:parent-style-name="Normal" style:family="paragraph">
      <style:text-properties fo:language="es" fo:country="AR"/>
    </style:style>
    <style:style style:name="T41" style:parent-style-name="DefaultParagraphFont" style:family="text">
      <style:text-properties style:text-line-through-style="solid" style:text-line-through-width="auto" style:text-line-through-color="font-color" style:text-line-through-mode="continuous" style:text-line-through-type="single" fo:language="es" fo:country="AR"/>
    </style:style>
    <style:style style:name="T42" style:parent-style-name="DefaultParagraphFont" style:family="text">
      <style:text-properties fo:font-style="italic" style:font-style-asian="italic" style:font-style-complex="italic" style:text-line-through-style="solid" style:text-line-through-width="auto" style:text-line-through-color="font-color" style:text-line-through-mode="continuous" style:text-line-through-type="single" fo:language="es" fo:country="AR"/>
    </style:style>
    <style:style style:name="T43" style:parent-style-name="DefaultParagraphFont" style:family="text">
      <style:text-properties style:text-line-through-style="solid" style:text-line-through-width="auto" style:text-line-through-color="font-color" style:text-line-through-mode="continuous" style:text-line-through-type="single" fo:language="es" fo:country="AR"/>
    </style:style>
    <style:style style:name="T44" style:parent-style-name="DefaultParagraphFont" style:family="text">
      <style:text-properties style:text-line-through-style="solid" style:text-line-through-width="auto" style:text-line-through-color="font-color" style:text-line-through-mode="continuous" style:text-line-through-type="single" fo:language="es" fo:country="AR"/>
    </style:style>
    <style:style style:name="P45" style:parent-style-name="Normal" style:family="paragraph">
      <style:text-properties fo:language="es" fo:country="AR"/>
    </style:style>
    <style:style style:name="P46" style:parent-style-name="Normal" style:family="paragraph">
      <style:text-properties fo:language="es" fo:country="AR"/>
    </style:style>
    <style:style style:name="P47" style:parent-style-name="Normal" style:family="paragraph">
      <style:text-properties fo:language="es" fo:country="AR"/>
    </style:style>
    <style:style style:name="P48" style:parent-style-name="Normal" style:family="paragraph">
      <style:text-properties fo:language="es" fo:country="AR"/>
    </style:style>
    <style:style style:name="T49" style:parent-style-name="DefaultParagraphFont" style:family="text">
      <style:text-properties style:text-line-through-style="solid" style:text-line-through-width="auto" style:text-line-through-color="font-color" style:text-line-through-mode="continuous" style:text-line-through-type="single" fo:language="es" fo:country="AR"/>
    </style:style>
    <style:style style:name="T50" style:parent-style-name="DefaultParagraphFont" style:family="text">
      <style:text-properties fo:font-style="italic" style:font-style-asian="italic" style:font-style-complex="italic" style:text-line-through-style="solid" style:text-line-through-width="auto" style:text-line-through-color="font-color" style:text-line-through-mode="continuous" style:text-line-through-type="single" fo:language="es" fo:country="AR"/>
    </style:style>
    <style:style style:name="T51" style:parent-style-name="DefaultParagraphFont" style:family="text">
      <style:text-properties style:text-line-through-style="solid" style:text-line-through-width="auto" style:text-line-through-color="font-color" style:text-line-through-mode="continuous" style:text-line-through-type="single" fo:language="es" fo:country="AR"/>
    </style:style>
    <style:style style:name="T52" style:parent-style-name="DefaultParagraphFont" style:family="text">
      <style:text-properties fo:font-style="italic" style:font-style-asian="italic" style:font-style-complex="italic" style:text-line-through-style="solid" style:text-line-through-width="auto" style:text-line-through-color="font-color" style:text-line-through-mode="continuous" style:text-line-through-type="single" fo:language="es" fo:country="AR"/>
    </style:style>
    <style:style style:name="T53" style:parent-style-name="DefaultParagraphFont" style:family="text">
      <style:text-properties style:text-line-through-style="solid" style:text-line-through-width="auto" style:text-line-through-color="font-color" style:text-line-through-mode="continuous" style:text-line-through-type="single" fo:language="es" fo:country="AR"/>
    </style:style>
    <style:style style:name="P54" style:parent-style-name="Normal" style:family="paragraph">
      <style:text-properties fo:language="es" fo:country="AR"/>
    </style:style>
    <style:style style:name="P55" style:parent-style-name="Normal" style:family="paragraph">
      <style:text-properties style:text-line-through-style="solid" style:text-line-through-width="auto" style:text-line-through-color="font-color" style:text-line-through-mode="continuous" style:text-line-through-type="single" fo:language="es" fo:country="AR"/>
    </style:style>
    <style:style style:name="P56" style:parent-style-name="Normal" style:family="paragraph">
      <style:text-properties fo:language="es" fo:country="AR"/>
    </style:style>
    <style:style style:name="P57" style:parent-style-name="Normal" style:family="paragraph">
      <style:text-properties fo:language="es" fo:country="AR"/>
    </style:style>
  </office:automatic-styles>
  <office:body>
    <office:text text:use-soft-page-breaks="true">
      <text:p text:style-name="P1">Corrección de Errores</text:p>
      <text:p text:style-name="Normal"><text:span text:style-name="T2">(</text:span><text:span text:style-name="T3">1</text:span><text:span text:style-name="T4">) Uno de los evaluadores sugiere que hay que "bajar el tono del abstract</text:span><text:span text:style-name="T5">"</text:span><text:span text:style-name="T6"> diciendo que se<text:s/></text:span><text:span text:style-name="T7">muestra en las simulaciones las propiedades de muestra finita</text:span><text:span text:style-name="T8"><text:s/>de los estimadores de ambos métodos. En su opinión, una mejor elección de palabras ayudaría a esto, por ejemplo: </text:span><text:span text:style-name="T9">“…(i) briefly describe the statistical differences between DML and ADM. (ii) illustrates the bias and efficiency between the two methods using synthetic experiments…</text:span><text:span text:style-name="T10">” ayudaría a la claridad y precisión de lo que efectivamente se</text:span><text:span text:style-name="T11"><text:s/>hace.</text:span></text:p>
      <text:p text:style-name="P12">Modifique el abstract en concordancia con lo señalado por el jurado.<text:s/></text:p>
      <text:p text:style-name="Normal"><text:span text:style-name="T13">(2) Un jurado pide explicar mejor (en el abstract, introducción y tercera sección cómo se diferencia o relaciona la simulación con el trabajo de Wüthrich y Zhu (2023), </text:span><text:span text:style-name="T14">“Omitted variable bias of Lasso-based inference methods: A finite sample analysis”</text:span><text:span text:style-name="T15">, publicado en </text:span><text:span text:style-name="T16">Review of Economics and Statistics </text:span><text:span text:style-name="T17">(vol. 105, n° 4, pp. 982-997). Lo considera como "sumamente importante" porque este artículo muestra teóricamente las propiedades de muestra finita de los estimadores </text:span><text:span text:style-name="T18">double-biased</text:span><text:span text:style-name="T19"> (DML en el trabajo), que la tesis compara con ADML. Además, recuerda que estos autores obtienen el </text:span><text:span text:style-name="T20">lower-bound</text:span><text:span text:style-name="T21"> de sesgo por variable omitida en muestras finitas (no de manera asintótica) de estos estimadores de </text:span><text:span text:style-name="T22">post-double Lasso</text:span><text:span text:style-name="T23">. Finalmente, indica que el artículo complementa teorías de la distribución y propiedades asintóticas de dichos estimadores (propiedades de muestras grandes) formalizadas por Belloni </text:span><text:span text:style-name="T24">et al.</text:span><text:span text:style-name="T25"> (2014).</text:span></text:p>
      <text:p text:style-name="P26">Añadí el resultado de simulaciones para el contexto de una probabilidad alta de OVB. Asi también, introduje los resultados en el abstract, introducción y en la sección tres. Mi análisis inicial no es similar al propuesto en el paper puesto que ahí evalúan un escenario de muy alta probabilidad de OBV y un estimador que no es el mismo que el que uso porque Double Lasso no usa cross fitting solo revisa las covariables relevantes<text:s/>para estimar Y y D y luego las usa en un OLS simple. Mis resultados muestran que cuando se<text:s/>añade<text:s/>cross fitting (DML) el resultado mejora aunque no es mejor que OLS, pero si es mejor que Double Lasso. Por otro lado, ADML es el peor de todos pero cuando el sample crece se tiene mejores resultados. Me hubiera gustado mostrar los resultados para un sample aun mas grande pero<text:s/>tengo limitaciones<text:s/>computacionales.</text:p>
      <text:p text:style-name="P27"/>
      <text:p text:style-name="P28">(3) Según un jurado, la conclusión del trabajo no es una conclusión ya que es un "simple resumen" de lo que se hizo en la tesis. De este modo, el evaluador indica que en la conclusión queremos saber la respuesta a algunas preguntas. Por un lado, ¿cuál es la implicancia y significancia de la simulación y aplicación con datos Airbnb? ¿Cómo los resultados obtenidos nos ayudan a entender el problema entre ambos métodos? Por otro lado, ¿cuáles son las limitaciones de la simulación y aplicación?</text:p>
      <text:soft-page-break/>
      <text:p text:style-name="P29">Incorpore una discusión mas desarrollada en la conclusión enfatizando las carencias del<text:s/>análisis y señalando lo que se debería hacer en futuros trabajos.<text:s/></text:p>
      <text:p text:style-name="P30">(4) Un evaluador considera que el trabajo apunta a un público muy especializado: lo encuentra muy cargado de definiciones y derivaciones analíticas. En el fondo, indica que se trata de comparar dos métodos de estimación y resaltar las ventajas de uno sobre el otro. De este modo, sugiere que tal vez se podría hacer una descripción menos formal de los métodos, algo más “narrado”. Por ejemplo, sugiere que se podría partir de un ejemplo sencillo para establecer el punto inicial (estimar un parámetro) y luego contar de qué se tratan las alternativas planteadas. Las derivaciones formales, para los que las quieran, podrían ir a un anexo. El jurado considera que esto le ampliaría el alcance al trabajo, al sumarle público.</text:p>
      <text:p text:style-name="P31">Directamente elimine toda la sección y la coloque en el appendix, no desarrolle una narrativa tan prolija como la sugerida porque considero que requeriría de desarrollar ecuaciones. Solo señalé las diferencias entre los estimadores y la ventaja de ADML.</text:p>
      <text:p text:style-name="Normal"><text:span text:style-name="T32"><text:line-break/>(5) En cuanto a la aplicación empírica, un jurado sugiere fundamentar un poco más los resultados. El hecho de que ser </text:span><text:span text:style-name="T33">Superhost </text:span><text:span text:style-name="T34">tenga un impacto negativo en el precio no le resulta intuitivo. En particular, el trabajo dice que tienen más demanda y por eso pueden bajar el precio. Según su perspectiva, eso es “raro” a nivel de económica básica y cree que habría que argumentar por qué se da un escenario de ese tipo. A su vez, se dice que el </text:span><text:span text:style-name="T35">Superhost </text:span><text:span text:style-name="T36">cobra precios más altos (según el gráfico 5), pero ser </text:span><text:span text:style-name="T37">Superhost </text:span><text:span text:style-name="T38">tiene impacto negativo en el precio. No es necesariamente una contradicción, pero sería bueno comentar algo sobre eso.</text:span></text:p>
      <text:p text:style-name="P39">Esto tomo un poco de tiempo. Yo tampoco estaba convencido del análisis. Pero no encontraba forma de encontrar otro resultado. Luego, decidí eliminar algunas observaciones en esperanza de ganar mas covariables de 133 a 149 reduciendo el sample en 2mil. Esto permitió una mejora del resultado retornando positivo. Sin embargo, considero que para una sola ciudad no es suficiente. Asi que incorpore el comentario líneas abajo incluyendo Rio de Janiero, Ciudad de Mexico y Nueva York City. El resultado es consistente con estas ciudades. Tambien revise Santiago de Chile, pero aquí el resultado era de 100% en reducción para un sample que bordeaba los 1200 observaciones. Entonces preferí dejarlo fuera por el tamaño de la muestra.<text:s/>Esto por consiguiente cambio las conclusiones y el abstract un poco.</text:p>
      <text:p text:style-name="P40">En el análisis me concentre en un solo<text:s/>modelo de ML:<text:s/>Lasso.<text:s/></text:p>
      <text:p text:style-name="Normal"><text:span text:style-name="T41"><text:line-break/>(6) Respecto al gráfico 5, si se quiere mostrar la distribución del precio según sea o no </text:span><text:span text:style-name="T42">Superhost</text:span><text:span text:style-name="T43">, tal vez sería mejor no mostrarla en logaritmos según un jurado. Esto,<text:s/></text:span><text:soft-page-break/><text:span text:style-name="T44">porque el logaritmo tiende a “suavizar” las distribuciones y si realmente es asimétrica a la derecha, el logaritmo ocultará eso.</text:span></text:p>
      <text:p text:style-name="P45">añadí el plot con los valores después de hacer un trim en el 1% arriba y abajo. Esto no afecta en mi análisis porque sigo usando logs para el outcome antes de hacer el trim. <text:s/></text:p>
      <text:p text:style-name="P46"/>
      <text:p text:style-name="P47">(7) Un jurado indica que el trabajo tiene algunos errores menores de escritura. Por ejemplo, en el abstract, el acrónimo de los dos métodos es igual (DML). Como solo menciona un ejemplo, conviene que revises integralmente el abstract y el resto del texto.</text:p>
      <text:p text:style-name="P48">Revise el texto e hice los cambios.</text:p>
      <text:p text:style-name="Normal"><text:span text:style-name="T49">(2) En línea con lo anterior, el otro jurado sugiere ediciones menores a considerar. Por un lado, pide revisar la consistencia en usar las abreviaciones DML y ADML, ya que en el texto a veces no están claras las diferencias. A modo de ejemplo, pide ver el primer párrafo de la Introducción donde </text:span><text:span text:style-name="T50">Debiased Machine learning</text:span><text:span text:style-name="T51"> es DML y luego </text:span><text:span text:style-name="T52">Double Machine Learning</text:span><text:span text:style-name="T53"> es también DML.</text:span></text:p>
      <text:p text:style-name="P54">Revise el texto e hice los cambios.</text:p>
      <text:p text:style-name="P55">(3) Por otro lado, el evaluador indica que en la sección de datos (4.3) no mencionás de qué fecha ni a qué fecha se extraen los datos de Airbnb para Buenos Aires. Asimismo, no hay una estadística descriptiva de las variables, ni número de observaciones en ninguna de las tablas 2 a 5, de los resultados de la aplicación. En particular, resalta que el número de observaciones no es trivial en esta aplicación que trata sobre las propiedades de muestra finita. </text:p>
      <text:p text:style-name="P56">añadí una tabla descriptiva de las covariables en el appendix porque es una tabla muy larga. Lo mismo para el resto de ciudades.</text:p>
      <text:p text:style-name="P5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Anzony QUISPE ROJAS</meta:initial-creator>
    <dc:creator>Anzony QUISPE ROJAS</dc:creator>
    <meta:creation-date>2025-09-20T09:57:00Z</meta:creation-date>
    <dc:date>2025-10-03T09:55:00Z</dc:date>
    <meta:template xlink:href="Normal" xlink:type="simple"/>
    <meta:editing-cycles>5</meta:editing-cycles>
    <meta:editing-duration>PT75000S</meta:editing-duration>
    <meta:document-statistic meta:page-count="3" meta:paragraph-count="14" meta:word-count="1113" meta:character-count="7224" meta:row-count="51" meta:non-whitespace-character-count="6125"/>
  </office:meta>
</office:document-meta>
</file>